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4A000000F23BD44D5A.svm" manifest:media-type=""/>
  <manifest:file-entry manifest:full-path="Pictures/200000010000019B000000F2D411CAA9.svm" manifest:media-type=""/>
  <manifest:file-entry manifest:full-path="Pictures/2000000100000077000000ED8BA927D7.svm" manifest:media-type=""/>
  <manifest:file-entry manifest:full-path="Pictures/2000001700004F1D00003B56B0C19815.wmf" manifest:media-type=""/>
  <manifest:file-entry manifest:full-path="Pictures/10000000000000200000002000309F1C.png" manifest:media-type="image/png"/>
  <manifest:file-entry manifest:full-path="Pictures/2000000100000099000000F23ECEBF7C.svm" manifest:media-type=""/>
  <manifest:file-entry manifest:full-path="Pictures/2000163100004F1D00003B56595341B3.wmf" manifest:media-type=""/>
  <manifest:file-entry manifest:full-path="Pictures/2000000100000250000000F26EDC9BD1.svm" manifest:media-type=""/>
  <manifest:file-entry manifest:full-path="Pictures/2000000100000146000000F22A8C71D6.svm" manifest:media-type=""/>
  <manifest:file-entry manifest:full-path="Pictures/20000001000001EB000000F222D7CA18.svm" manifest:media-type=""/>
  <manifest:file-entry manifest:full-path="Pictures/20000001000000D4000000A13202B11B.svm" manifest:media-type=""/>
  <manifest:file-entry manifest:full-path="Pictures/2000000100000139000000F2109F88AD.svm" manifest:media-type=""/>
  <manifest:file-entry manifest:full-path="Pictures/200000010000048E0000015FCFE03642.svm" manifest:media-type=""/>
  <manifest:file-entry manifest:full-path="Pictures/200000010000014F000000F62BCA0C70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omeg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|A_v| , \si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10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1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0.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-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4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6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4.74cm" svg:height="3.555cm" svg:x="6.732cm" svg:y="0.574cm">
          <draw:image xlink:href="Pictures/2000001700004F1D00003B56B0C19815.wmf" xlink:type="simple" xlink:show="embed" xlink:actuate="onLoad">
            <text:p/>
          </draw:image>
        </draw:frame>
        <draw:frame draw:style-name="gr1" draw:text-style-name="P1" draw:layer="layout" svg:width="4.74cm" svg:height="3.555cm" svg:x="0.905cm" svg:y="0.574cm">
          <draw:image xlink:href="Pictures/2000163100004F1D00003B56595341B3.wmf" xlink:type="simple" xlink:show="embed" xlink:actuate="onLoad">
            <text:p/>
          </draw:image>
        </draw:frame>
        <draw:frame draw:style-name="gr2" draw:text-style-name="P1" draw:layer="layout" svg:width="0.253cm" svg:height="0.192cm" svg:x="11.587cm" svg:y="4.046cm">
          <draw:image xlink:href="Pictures/20000001000000D4000000A13202B11B.svm" xlink:type="simple" xlink:show="embed" xlink:actuate="onLoad">
            <text:p/>
          </draw:image>
        </draw:frame>
        <draw:frame draw:style-name="gr3" draw:text-style-name="P1" draw:layer="layout" svg:width="1.398cm" svg:height="0.42cm" svg:x="0.727cm" svg:y="0.318cm">
          <draw:image xlink:href="Pictures/200000010000048E0000015FCFE03642.svm" xlink:type="simple" xlink:show="embed" xlink:actuate="onLoad">
            <text:p/>
          </draw:image>
        </draw:frame>
        <draw:frame draw:style-name="gr4" draw:text-style-name="P1" draw:layer="layout" svg:width="0.588cm" svg:height="0.289cm" svg:x="10.684cm" svg:y="3.998cm">
          <draw:image xlink:href="Pictures/20000001000001EB000000F222D7CA18.svm" xlink:type="simple" xlink:show="embed" xlink:actuate="onLoad">
            <text:p/>
          </draw:image>
        </draw:frame>
        <draw:frame draw:style-name="gr5" draw:text-style-name="P1" draw:layer="layout" svg:width="0.374cm" svg:height="0.289cm" svg:x="9.615cm" svg:y="3.998cm">
          <draw:image xlink:href="Pictures/2000000100000139000000F2109F88AD.svm" xlink:type="simple" xlink:show="embed" xlink:actuate="onLoad">
            <text:p/>
          </draw:image>
        </draw:frame>
        <draw:frame draw:style-name="gr6" draw:text-style-name="P1" draw:layer="layout" svg:width="0.142cm" svg:height="0.283cm" svg:x="8.502cm" svg:y="4.001cm">
          <draw:image xlink:href="Pictures/2000000100000077000000ED8BA927D7.svm" xlink:type="simple" xlink:show="embed" xlink:actuate="onLoad">
            <text:p/>
          </draw:image>
        </draw:frame>
        <draw:frame draw:style-name="gr7" draw:text-style-name="P1" draw:layer="layout" svg:width="0.492cm" svg:height="0.289cm" svg:x="7.121cm" svg:y="3.998cm">
          <draw:image xlink:href="Pictures/200000010000019B000000F2D411CAA9.svm" xlink:type="simple" xlink:show="embed" xlink:actuate="onLoad">
            <text:p/>
          </draw:image>
        </draw:frame>
        <draw:frame draw:style-name="gr2" draw:text-style-name="P1" draw:layer="layout" svg:width="0.253cm" svg:height="0.192cm" svg:x="5.685cm" svg:y="4.046cm">
          <draw:image xlink:href="Pictures/20000001000000D4000000A13202B11B.svm" xlink:type="simple" xlink:show="embed" xlink:actuate="onLoad">
            <text:p/>
          </draw:image>
        </draw:frame>
        <draw:frame draw:style-name="gr4" draw:text-style-name="P1" draw:layer="layout" svg:width="0.588cm" svg:height="0.289cm" svg:x="4.764cm" svg:y="3.998cm">
          <draw:image xlink:href="Pictures/20000001000001EB000000F222D7CA18.svm" xlink:type="simple" xlink:show="embed" xlink:actuate="onLoad">
            <text:p/>
          </draw:image>
        </draw:frame>
        <draw:frame draw:style-name="gr5" draw:text-style-name="P1" draw:layer="layout" svg:width="0.374cm" svg:height="0.289cm" svg:x="3.695cm" svg:y="3.998cm">
          <draw:image xlink:href="Pictures/2000000100000139000000F2109F88AD.svm" xlink:type="simple" xlink:show="embed" xlink:actuate="onLoad">
            <text:p/>
          </draw:image>
        </draw:frame>
        <draw:frame draw:style-name="gr6" draw:text-style-name="P1" draw:layer="layout" svg:width="0.142cm" svg:height="0.283cm" svg:x="2.582cm" svg:y="4.001cm">
          <draw:image xlink:href="Pictures/2000000100000077000000ED8BA927D7.svm" xlink:type="simple" xlink:show="embed" xlink:actuate="onLoad">
            <text:p/>
          </draw:image>
        </draw:frame>
        <draw:frame draw:style-name="gr7" draw:text-style-name="P1" draw:layer="layout" svg:width="0.492cm" svg:height="0.289cm" svg:x="1.201cm" svg:y="3.998cm">
          <draw:image xlink:href="Pictures/200000010000019B000000F2D411CAA9.svm" xlink:type="simple" xlink:show="embed" xlink:actuate="onLoad">
            <text:p/>
          </draw:image>
        </draw:frame>
        <draw:frame draw:style-name="gr3" draw:text-style-name="P1" draw:layer="layout" svg:width="1.398cm" svg:height="0.42cm" svg:x="6.592cm" svg:y="0.318cm">
          <draw:image xlink:href="Pictures/200000010000048E0000015FCFE03642.svm" xlink:type="simple" xlink:show="embed" xlink:actuate="onLoad">
            <text:p/>
          </draw:image>
        </draw:frame>
        <draw:frame draw:style-name="gr8" draw:text-style-name="P1" draw:layer="layout" svg:width="0.182cm" svg:height="0.289cm" svg:x="6.995cm" svg:y="2.941cm">
          <draw:image xlink:href="Pictures/2000000100000099000000F23ECEBF7C.svm" xlink:type="simple" xlink:show="embed" xlink:actuate="onLoad">
            <text:p/>
          </draw:image>
        </draw:frame>
        <draw:frame draw:style-name="gr9" draw:text-style-name="P1" draw:layer="layout" svg:width="0.709cm" svg:height="0.289cm" svg:x="6.468cm" svg:y="3.489cm">
          <draw:image xlink:href="Pictures/2000000100000250000000F26EDC9BD1.svm" xlink:type="simple" xlink:show="embed" xlink:actuate="onLoad">
            <text:p/>
          </draw:image>
        </draw:frame>
        <draw:frame draw:style-name="gr10" draw:text-style-name="P1" draw:layer="layout" svg:width="0.39cm" svg:height="0.289cm" svg:x="6.787cm" svg:y="2.425cm">
          <draw:image xlink:href="Pictures/2000000100000146000000F22A8C71D6.svm" xlink:type="simple" xlink:show="embed" xlink:actuate="onLoad">
            <text:p/>
          </draw:image>
        </draw:frame>
        <draw:frame draw:style-name="gr11" draw:text-style-name="P1" draw:layer="layout" svg:width="0.401cm" svg:height="0.294cm" svg:x="6.776cm" svg:y="1.867cm">
          <draw:image xlink:href="Pictures/200000010000014F000000F62BCA0C70.svm" xlink:type="simple" xlink:show="embed" xlink:actuate="onLoad">
            <text:p/>
          </draw:image>
        </draw:frame>
        <draw:frame draw:style-name="gr12" draw:text-style-name="P1" draw:layer="layout" svg:width="0.395cm" svg:height="0.289cm" svg:x="6.782cm" svg:y="1.291cm">
          <draw:image xlink:href="Pictures/200000010000014A000000F23BD44D5A.svm" xlink:type="simple" xlink:show="embed" xlink:actuate="onLoad">
            <text:p/>
          </draw:image>
        </draw:frame>
        <draw:frame draw:style-name="gr8" draw:text-style-name="P1" draw:layer="layout" svg:width="0.182cm" svg:height="0.289cm" svg:x="1.187cm" svg:y="2.942cm">
          <draw:image xlink:href="Pictures/2000000100000099000000F23ECEBF7C.svm" xlink:type="simple" xlink:show="embed" xlink:actuate="onLoad">
            <text:p/>
          </draw:image>
        </draw:frame>
        <draw:frame draw:style-name="gr9" draw:text-style-name="P1" draw:layer="layout" svg:width="0.709cm" svg:height="0.289cm" svg:x="0.66cm" svg:y="3.49cm">
          <draw:image xlink:href="Pictures/2000000100000250000000F26EDC9BD1.svm" xlink:type="simple" xlink:show="embed" xlink:actuate="onLoad">
            <text:p/>
          </draw:image>
        </draw:frame>
        <draw:frame draw:style-name="gr10" draw:text-style-name="P1" draw:layer="layout" svg:width="0.39cm" svg:height="0.289cm" svg:x="0.979cm" svg:y="2.426cm">
          <draw:image xlink:href="Pictures/2000000100000146000000F22A8C71D6.svm" xlink:type="simple" xlink:show="embed" xlink:actuate="onLoad">
            <text:p/>
          </draw:image>
        </draw:frame>
        <draw:frame draw:style-name="gr11" draw:text-style-name="P1" draw:layer="layout" svg:width="0.401cm" svg:height="0.294cm" svg:x="0.968cm" svg:y="1.868cm">
          <draw:image xlink:href="Pictures/200000010000014F000000F62BCA0C70.svm" xlink:type="simple" xlink:show="embed" xlink:actuate="onLoad">
            <text:p/>
          </draw:image>
        </draw:frame>
        <draw:frame draw:style-name="gr12" draw:text-style-name="P1" draw:layer="layout" svg:width="0.395cm" svg:height="0.289cm" svg:x="0.974cm" svg:y="1.292cm">
          <draw:image xlink:href="Pictures/200000010000014A000000F23BD44D5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04T21:07:27</meta:creation-date>
    <meta:editing-duration>PT15M7S</meta:editing-duration>
    <meta:editing-cycles>8</meta:editing-cycles>
    <meta:generator>LibreOffice/3.3$Linux LibreOffice_project/330m19$Build-401</meta:generator>
    <dc:title>kkkFigures</dc:title>
    <meta:initial-creator>kkk </meta:initial-creator>
    <dc:date>2014-07-08T17:36:27</dc:date>
    <dc:creator>kkk </dc:creator>
    <meta:document-statistic meta:object-count="24"/>
    <meta:template xlink:type="simple" xlink:actuate="onRequest" xlink:title="kkkFigures" xlink:href="../../../../.libreoffice/3/user/template/kkkFigures.otg" meta:date="2014-07-04T21:07:27"/>
  </office:meta>
</office:document-meta>
</file>